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9000000190AE15192.png" manifest:media-type="image/png"/>
  <manifest:file-entry manifest:full-path="Pictures/100002010000001000000010576D7E99.png" manifest:media-type="image/png"/>
  <manifest:file-entry manifest:full-path="Pictures/1000020100000010000000103EC68550.png" manifest:media-type="image/png"/>
  <manifest:file-entry manifest:full-path="Pictures/10000000000003200000005689440FD6.png" manifest:media-type="image/png"/>
  <manifest:file-entry manifest:full-path="Pictures/1000000000000762000002D74E4AE7F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version="1.0">
  <xsl:output method="xml" version="1.0" indent="yes"/>
  <xsl:template match="laufzettel_prestudenten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Mangal1" svg:font-family="Mangal"/>
        <style:font-face style:name="Arial" svg:font-family="Arial" style:font-family-generic="swiss"/>
        <style:font-face style:name="Liberation Serif" svg:font-family="'Liberation Serif'" style:font-family-generic="roman" style:font-pitch="variable"/>
        <style:font-face style:name="Arial1" svg:font-family="Arial" style:font-family-generic="swiss" style:font-pitch="variable"/>
        <style:font-face style:name="Liberation Sans" svg:font-family="'Liberation Sans'" style:font-family-generic="swiss" style:font-pitch="variable"/>
        <style:font-face style:name="Mangal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SimSun" svg:font-family="SimSun" style:font-family-generic="system" style:font-pitch="variable"/>
      </office:font-face-decls>
      <office:automatic-styles>
        <style:style style:name="Tabelle1" style:family="table">
          <style:table-properties style:width="17cm" fo:margin-top="0.049cm" fo:margin-bottom="0.049cm" table:align="margins"/>
        </style:style>
        <style:style style:name="Tabelle1.A" style:family="table-column">
          <style:table-column-properties style:column-width="2.6cm" style:rel-column-width="10022*"/>
        </style:style>
        <style:style style:name="Tabelle1.B" style:family="table-column">
          <style:table-column-properties style:column-width="9.6cm" style:rel-column-width="37008*"/>
        </style:style>
        <style:style style:name="Tabelle1.C" style:family="table-column">
          <style:table-column-properties style:column-width="2.2cm" style:rel-column-width="8481*"/>
        </style:style>
        <style:style style:name="Tabelle1.D" style:family="table-column">
          <style:table-column-properties style:column-width="2.6cm" style:rel-column-width="10023*"/>
        </style:style>
        <style:style style:name="Tabelle1.A1" style:family="table-cell">
          <style:table-cell-properties fo:padding-left="0.101cm" fo:padding-right="0.101cm" fo:padding-top="0.049cm" fo:padding-bottom="0.049cm" fo:border-left="0.05pt solid #808080" fo:border-right="none" fo:border-top="0.05pt solid #808080" fo:border-bottom="none"/>
        </style:style>
        <style:style style:name="Tabelle1.B1" style:family="table-cell">
          <style:table-cell-properties fo:padding-left="0.101cm" fo:padding-right="0.101cm" fo:padding-top="0.049cm" fo:padding-bottom="0.049cm" fo:border-left="none" fo:border-right="none" fo:border-top="0.05pt solid #808080" fo:border-bottom="none"/>
        </style:style>
        <style:style style:name="Tabelle1.D1" style:family="table-cell">
          <style:table-cell-properties fo:padding-left="0.101cm" fo:padding-right="0.101cm" fo:padding-top="0.049cm" fo:padding-bottom="0.049cm" fo:border-left="none" fo:border-right="0.05pt solid #808080" fo:border-top="0.05pt solid #808080" fo:border-bottom="none"/>
        </style:style>
        <style:style style:name="Tabelle1.A2" style:family="table-cell">
          <style:table-cell-properties fo:padding-left="0.101cm" fo:padding-right="0.101cm" fo:padding-top="0.049cm" fo:padding-bottom="0.049cm" fo:border-left="0.05pt solid #808080" fo:border-right="none" fo:border-top="none" fo:border-bottom="0.05pt solid #808080"/>
        </style:style>
        <style:style style:name="Tabelle1.B2" style:family="table-cell">
          <style:table-cell-properties fo:padding-left="0.101cm" fo:padding-right="0.101cm" fo:padding-top="0.049cm" fo:padding-bottom="0.049cm" fo:border-left="none" fo:border-right="none" fo:border-top="none" fo:border-bottom="0.05pt solid #808080"/>
        </style:style>
        <style:style style:name="Tabelle1.D2" style:family="table-cell">
          <style:table-cell-properties fo:padding-left="0.101cm" fo:padding-right="0.101cm" fo:padding-top="0.049cm" fo:padding-bottom="0.049cm" fo:border-left="none" fo:border-right="0.05pt solid #808080" fo:border-top="none" fo:border-bottom="0.05pt solid #808080"/>
        </style:style>
        <style:style style:name="Tabelle1.A3" style:family="table-cell">
          <style:table-cell-properties fo:padding-left="0.101cm" fo:padding-right="0.101cm" fo:padding-top="0.049cm" fo:padding-bottom="0.049cm" fo:border-left="0.05pt solid #808080" fo:border-right="none" fo:border-top="none" fo:border-bottom="none"/>
        </style:style>
        <style:style style:name="Tabelle1.B3" style:family="table-cell">
          <style:table-cell-properties fo:padding-left="0.101cm" fo:padding-right="0.101cm" fo:padding-top="0.049cm" fo:padding-bottom="0.049cm" fo:border="none"/>
        </style:style>
        <style:style style:name="Tabelle1.D3" style:family="table-cell">
          <style:table-cell-properties fo:padding-left="0.101cm" fo:padding-right="0.101cm" fo:padding-top="0.049cm" fo:padding-bottom="0.049cm" fo:border-left="none" fo:border-right="0.05pt solid #808080" fo:border-top="none" fo:border-bottom="none"/>
        </style:style>
        <style:style style:name="Tabelle2" style:family="table">
          <style:table-properties style:width="17cm" fo:margin-top="0.049cm" fo:margin-bottom="0.049cm" table:align="margins"/>
        </style:style>
        <style:style style:name="Tabelle2.A" style:family="table-column">
          <style:table-column-properties style:column-width="17cm" style:rel-column-width="65535*"/>
        </style:style>
        <style:style style:name="Tabelle2.A1" style:family="table-cell">
          <style:table-cell-properties fo:padding="0.097cm" fo:border-left="0.5pt solid #808080" fo:border-right="0.5pt solid #808080" fo:border-top="0.5pt solid #808080" fo:border-bottom="none"/>
        </style:style>
        <style:style style:name="Tabelle2.2" style:family="table-row">
          <style:table-row-properties style:row-height="3cm"/>
        </style:style>
        <style:style style:name="Tabelle2.A2" style:family="table-cell">
          <style:table-cell-properties fo:padding="0.097cm" fo:border-left="0.5pt solid #808080" fo:border-right="0.5pt solid #808080" fo:border-top="none" fo:border-bottom="0.5pt solid #808080"/>
        </style:style>
        <style:style style:name="Tabelle3" style:family="table">
          <style:table-properties style:width="17cm" fo:margin-top="0.049cm" fo:margin-bottom="0.049cm" table:align="margins"/>
        </style:style>
        <style:style style:name="Tabelle3.A" style:family="table-column">
          <style:table-column-properties style:column-width="6.001cm" style:rel-column-width="23132*"/>
        </style:style>
        <style:style style:name="Tabelle3.B" style:family="table-column">
          <style:table-column-properties style:column-width="11cm" style:rel-column-width="42403*"/>
        </style:style>
        <style:style style:name="Tabelle3.A1" style:family="table-cell">
          <style:table-cell-properties fo:padding="0.097cm" fo:border-left="0.05pt solid #808080" fo:border-right="none" fo:border-top="0.05pt solid #808080" fo:border-bottom="0.05pt solid #808080"/>
        </style:style>
        <style:style style:name="Tabelle3.B1" style:family="table-cell">
          <style:table-cell-properties fo:padding="0.097cm" fo:border-left="none" fo:border-right="0.05pt solid #808080" fo:border-top="0.05pt solid #808080" fo:border-bottom="0.05pt solid #808080"/>
        </style:style>
        <style:style style:name="Tabelle4" style:family="table">
          <style:table-properties style:width="17cm" fo:margin-top="0.049cm" fo:margin-bottom="0.199cm" table:align="margins"/>
        </style:style>
        <style:style style:name="Tabelle4.A" style:family="table-column">
          <style:table-column-properties style:column-width="1.199cm" style:rel-column-width="4623*"/>
        </style:style>
        <style:style style:name="Tabelle4.B" style:family="table-column">
          <style:table-column-properties style:column-width="4.2cm" style:rel-column-width="16189*"/>
        </style:style>
        <style:style style:name="Tabelle4.C" style:family="table-column">
          <style:table-column-properties style:column-width="0.499cm" style:rel-column-width="1924*"/>
        </style:style>
        <style:style style:name="Tabelle4.D" style:family="table-column">
          <style:table-column-properties style:column-width="0.3cm" style:rel-column-width="1155*"/>
        </style:style>
        <style:style style:name="Tabelle4.F" style:family="table-column">
          <style:table-column-properties style:column-width="4.5cm" style:rel-column-width="17345*"/>
        </style:style>
        <style:style style:name="Tabelle4.I" style:family="table-column">
          <style:table-column-properties style:column-width="2.15cm" style:rel-column-width="8288*"/>
        </style:style>
        <style:style style:name="Tabelle4.J" style:family="table-column">
          <style:table-column-properties style:column-width="2.155cm" style:rel-column-width="8309*"/>
        </style:style>
        <style:style style:name="Tabelle4.A1" style:family="table-cell">
    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    </style:style>
        <style:style style:name="Tabelle4.B1" style:family="table-cell">
          <style:table-cell-properties style:vertical-align="middle" fo:padding-left="0.101cm" fo:padding-right="0.101cm" fo:padding-top="0cm" fo:padding-bottom="0cm" fo:border-left="0.05pt solid #000000" fo:border-right="none" fo:border-top="1pt solid #000000" fo:border-bottom="0.05pt solid #000000"/>
        </style:style>
        <style:style style:name="Tabelle4.C1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1pt solid #000000" fo:border-bottom="0.05pt solid #000000"/>
        </style:style>
        <style:style style:name="Tabelle4.D1" style:family="table-cell">
          <style:table-cell-properties style:vertical-align="middle" fo:padding-left="0.101cm" fo:padding-right="0.101cm" fo:padding-top="0cm" fo:padding-bottom="0cm" fo:border="none"/>
        </style:style>
        <style:style style:name="Tabelle4.H1" style:family="table-cell">
          <style:table-cell-properties fo:padding-left="0.101cm" fo:padding-right="0.101cm" fo:padding-top="0cm" fo:padding-bottom="0cm" fo:border="none"/>
        </style:style>
        <style:style style:name="Tabelle4.I1" style:family="table-cell">
          <style:table-cell-properties style:vertical-align="" fo:background-color="transparent" fo:padding-left="0cm" fo:padding-right="0cm" fo:padding-top="0cm" fo:padding-bottom="0cm" fo:border="none">
            <style:background-image/>
          </style:table-cell-properties>
        </style:style>
        <style:style style:name="Tabelle4.B2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2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F2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2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2" style:family="table-cell">
          <style:table-cell-properties fo:padding-left="0.101cm" fo:padding-right="0.101cm" fo:padding-top="0cm" fo:padding-bottom="0cm" fo:border="none"/>
        </style:style>
        <style:style style:name="Tabelle4.B3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1pt solid #000000"/>
        </style:style>
        <style:style style:name="Tabelle4.C3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1pt solid #000000"/>
        </style:style>
        <style:style style:name="Tabelle4.F3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3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3" style:family="table-cell">
          <style:table-cell-properties fo:padding-left="0.101cm" fo:padding-right="0.101cm" fo:padding-top="0cm" fo:padding-bottom="0cm" fo:border="none"/>
        </style:style>
        <style:style style:name="Tabelle4.F4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4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4" style:family="table-cell">
          <style:table-cell-properties fo:padding-left="0.101cm" fo:padding-right="0.101cm" fo:padding-top="0cm" fo:padding-bottom="0cm" fo:border="none"/>
        </style:style>
        <style:style style:name="Tabelle4.B5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5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F5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5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5" style:family="table-cell">
          <style:table-cell-properties fo:padding-left="0.101cm" fo:padding-right="0.101cm" fo:padding-top="0cm" fo:padding-bottom="0cm" fo:border="none"/>
        </style:style>
        <style:style style:name="Tabelle4.B6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6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F6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1pt solid #000000"/>
        </style:style>
        <style:style style:name="Tabelle4.G6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1pt solid #000000"/>
        </style:style>
        <style:style style:name="Tabelle4.H6" style:family="table-cell">
          <style:table-cell-properties fo:padding-left="0.101cm" fo:padding-right="0.101cm" fo:padding-top="0cm" fo:padding-bottom="0cm" fo:border="none"/>
        </style:style>
        <style:style style:name="Tabelle4.B7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7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7" style:family="table-cell">
          <style:table-cell-properties fo:padding-left="0.101cm" fo:padding-right="0.101cm" fo:padding-top="0cm" fo:padding-bottom="0cm" fo:border="none"/>
        </style:style>
        <style:style style:name="Tabelle4.B8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1pt solid #000000"/>
        </style:style>
        <style:style style:name="Tabelle4.C8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1pt solid #000000"/>
        </style:style>
        <style:style style:name="Tabelle4.F8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8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8" style:family="table-cell">
          <style:table-cell-properties fo:padding-left="0.101cm" fo:padding-right="0.101cm" fo:padding-top="0cm" fo:padding-bottom="0cm" fo:border="none"/>
        </style:style>
        <style:style style:name="Tabelle4.F9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9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9" style:family="table-cell">
          <style:table-cell-properties fo:padding-left="0.101cm" fo:padding-right="0.101cm" fo:padding-top="0cm" fo:padding-bottom="0cm" fo:border="none"/>
        </style:style>
        <style:style style:name="Tabelle4.B10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10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F10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10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10" style:family="table-cell">
          <style:table-cell-properties fo:padding-left="0.101cm" fo:padding-right="0.101cm" fo:padding-top="0cm" fo:padding-bottom="0cm" fo:border="none"/>
        </style:style>
        <style:style style:name="Tabelle4.I10" style:family="table-cell">
          <style:table-cell-properties fo:padding-left="0.101cm" fo:padding-right="0.101cm" fo:padding-top="0cm" fo:padding-bottom="0cm" fo:border="none"/>
        </style:style>
        <style:style style:name="Tabelle4.J10" style:family="table-cell">
          <style:table-cell-properties fo:padding-left="0.101cm" fo:padding-right="0.101cm" fo:padding-top="0cm" fo:padding-bottom="0cm" fo:border="none"/>
        </style:style>
        <style:style style:name="Tabelle4.B11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11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F11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G11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H11" style:family="table-cell">
          <style:table-cell-properties fo:padding-left="0.101cm" fo:padding-right="0.101cm" fo:padding-top="0cm" fo:padding-bottom="0cm" fo:border="none"/>
        </style:style>
        <style:style style:name="Tabelle4.I11" style:family="table-cell">
          <style:table-cell-properties style:vertical-align="middle" fo:padding-left="0.101cm" fo:padding-right="0.101cm" fo:padding-top="0cm" fo:padding-bottom="0cm" fo:border="0.05pt solid #808080"/>
        </style:style>
        <style:style style:name="Tabelle4.B12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0.05pt solid #000000"/>
        </style:style>
        <style:style style:name="Tabelle4.C12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0.05pt solid #000000"/>
        </style:style>
        <style:style style:name="Tabelle4.F12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1pt solid #000000"/>
        </style:style>
        <style:style style:name="Tabelle4.G12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1pt solid #000000"/>
        </style:style>
        <style:style style:name="Tabelle4.H12" style:family="table-cell">
          <style:table-cell-properties fo:padding-left="0.101cm" fo:padding-right="0.101cm" fo:padding-top="0cm" fo:padding-bottom="0cm" fo:border="none"/>
        </style:style>
        <style:style style:name="Tabelle4.I12" style:family="table-cell">
          <style:table-cell-properties style:vertical-align="middle" fo:padding-left="0.101cm" fo:padding-right="0.101cm" fo:padding-top="0cm" fo:padding-bottom="0cm" fo:border-left="0.05pt solid #808080" fo:border-right="none" fo:border-top="none" fo:border-bottom="0.05pt solid #808080"/>
        </style:style>
        <style:style style:name="Tabelle4.J12" style:family="table-cell">
          <style:table-cell-properties style:vertical-align="middle" fo:padding-left="0.101cm" fo:padding-right="0.101cm" fo:padding-top="0cm" fo:padding-bottom="0cm" fo:border-left="0.05pt solid #808080" fo:border-right="0.05pt solid #808080" fo:border-top="none" fo:border-bottom="0.05pt solid #808080"/>
        </style:style>
        <style:style style:name="Tabelle4.B13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1pt solid #000000"/>
        </style:style>
        <style:style style:name="Tabelle4.C13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1pt solid #000000"/>
        </style:style>
        <style:style style:name="Tabelle4.E13" style:family="table-cell">
          <style:table-cell-properties style:vertical-align="middle" fo:padding-left="0.101cm" fo:padding-right="0.101cm" fo:padding-top="0cm" fo:padding-bottom="0cm" fo:border-left="none" fo:border-right="none" fo:border-top="none" fo:border-bottom="0.05pt solid #000000"/>
        </style:style>
        <style:style style:name="Tabelle4.F13" style:family="table-cell">
          <style:table-cell-properties style:vertical-align="middle" fo:padding-left="0.101cm" fo:padding-right="0.101cm" fo:padding-top="0cm" fo:padding-bottom="0cm" fo:border-left="none" fo:border-right="none" fo:border-top="none" fo:border-bottom="0.05pt solid #000000"/>
        </style:style>
        <style:style style:name="Tabelle4.G13" style:family="table-cell">
          <style:table-cell-properties style:vertical-align="middle" fo:padding-left="0.101cm" fo:padding-right="0.101cm" fo:padding-top="0cm" fo:padding-bottom="0cm" fo:border-left="none" fo:border-right="none" fo:border-top="none" fo:border-bottom="0.05pt solid #000000"/>
        </style:style>
        <style:style style:name="Tabelle4.H13" style:family="table-cell">
          <style:table-cell-properties fo:padding-left="0.101cm" fo:padding-right="0.101cm" fo:padding-top="0cm" fo:padding-bottom="0cm" fo:border="none"/>
        </style:style>
        <style:style style:name="Tabelle4.I13" style:family="table-cell">
          <style:table-cell-properties fo:padding-left="0.101cm" fo:padding-right="0.101cm" fo:padding-top="0cm" fo:padding-bottom="0cm" fo:border-left="0.05pt solid #808080" fo:border-right="0.05pt solid #808080" fo:border-top="none" fo:border-bottom="0.05pt solid #808080"/>
        </style:style>
        <style:style style:name="Tabelle4.C14" style:family="table-cell">
          <style:table-cell-properties style:vertical-align="middle" fo:padding-left="0.101cm" fo:padding-right="0.101cm" fo:padding-top="0cm" fo:padding-bottom="0cm" fo:border-left="0.05pt solid #000000" fo:border-right="0.05pt solid #000000" fo:border-top="1pt solid #000000" fo:border-bottom="0.05pt solid #000000"/>
        </style:style>
        <style:style style:name="Tabelle4.D14" style:family="table-cell">
          <style:table-cell-properties style:vertical-align="middle" fo:padding-left="0.101cm" fo:padding-right="0.101cm" fo:padding-top="0cm" fo:padding-bottom="0cm" fo:border-left="0.05pt solid #000000" fo:border-right="0.05pt solid #000000" fo:border-top="1pt solid #000000" fo:border-bottom="0.05pt solid #000000"/>
        </style:style>
        <style:style style:name="Tabelle4.H14" style:family="table-cell">
          <style:table-cell-properties fo:padding-left="0.101cm" fo:padding-right="0.101cm" fo:padding-top="0cm" fo:padding-bottom="0cm" fo:border="none"/>
        </style:style>
        <style:style style:name="Tabelle4.I14" style:family="table-cell">
          <style:table-cell-properties fo:padding-left="0.101cm" fo:padding-right="0.101cm" fo:padding-top="0cm" fo:padding-bottom="0cm" fo:border-left="0.05pt solid #808080" fo:border-right="0.05pt solid #808080" fo:border-top="none" fo:border-bottom="0.05pt solid #808080"/>
        </style:style>
        <style:style style:name="Tabelle4.B15" style:family="table-cell">
          <style:table-cell-properties style:vertical-align="middle" fo:padding-left="0.101cm" fo:padding-right="0.101cm" fo:padding-top="0cm" fo:padding-bottom="0cm" fo:border-left="0.05pt solid #000000" fo:border-right="none" fo:border-top="none" fo:border-bottom="1pt solid #000000"/>
        </style:style>
        <style:style style:name="Tabelle4.C15" style:family="table-cell">
          <style:table-cell-properties style:vertical-align="middle" fo:padding-left="0.101cm" fo:padding-right="0.101cm" fo:padding-top="0cm" fo:padding-bottom="0cm" fo:border-left="0.05pt solid #000000" fo:border-right="0.05pt solid #000000" fo:border-top="none" fo:border-bottom="1pt solid #000000"/>
        </style:style>
        <style:style style:name="Tabelle4.D15" style:family="table-cell">
          <style:table-cell-properties style:vertical-align="middle" fo:padding-left="0.101cm" fo:padding-right="0.101cm" fo:padding-top="0cm" fo:padding-bottom="0cm" fo:border-left="none" fo:border-right="none" fo:border-top="none" fo:border-bottom="1pt solid #000000"/>
        </style:style>
        <style:style style:name="Tabelle4.G15" style:family="table-cell">
          <style:table-cell-properties style:vertical-align="middle" fo:padding-left="0.101cm" fo:padding-right="0.101cm" fo:padding-top="0cm" fo:padding-bottom="0cm" fo:border-left="0.05pt solid #000000" fo:border-right="1pt solid #000000" fo:border-top="none" fo:border-bottom="1pt solid #000000"/>
        </style:style>
        <style:style style:name="Tabelle4.H15" style:family="table-cell">
          <style:table-cell-properties fo:padding-left="0.101cm" fo:padding-right="0.101cm" fo:padding-top="0cm" fo:padding-bottom="0cm" fo:border="none"/>
        </style:style>
        <style:style style:name="Tabelle4.I15" style:family="table-cell">
          <style:table-cell-properties fo:padding-left="0.101cm" fo:padding-right="0.101cm" fo:padding-top="0cm" fo:padding-bottom="0cm" fo:border-left="0.05pt solid #808080" fo:border-right="0.05pt solid #808080" fo:border-top="none" fo:border-bottom="0.05pt solid #808080"/>
        </style:style>
        <style:style style:name="Tabelle7" style:family="table">
          <style:table-properties style:width="4.105cm" table:align="margins"/>
        </style:style>
        <style:style style:name="Tabelle7.A" style:family="table-column">
          <style:table-column-properties style:column-width="1.499cm" style:rel-column-width="23948*"/>
        </style:style>
        <style:style style:name="Tabelle7.B" style:family="table-column">
          <style:table-column-properties style:column-width="2.605cm" style:rel-column-width="41587*"/>
        </style:style>
        <style:style style:name="Tabelle7.A1" style:family="table-cell">
          <style:table-cell-properties fo:background-color="#c0c0c0" fo:padding="0.097cm" fo:border-left="0.05pt solid #808080" fo:border-right="none" fo:border-top="0.05pt solid #808080" fo:border-bottom="0.05pt solid #808080">
            <style:background-image/>
          </style:table-cell-properties>
        </style:style>
        <style:style style:name="Tabelle7.B1" style:family="table-cell">
          <style:table-cell-properties fo:background-color="#c0c0c0" fo:padding="0.097cm" fo:border="0.05pt solid #808080">
            <style:background-image/>
          </style:table-cell-properties>
        </style:style>
        <style:style style:name="Tabelle7.A2" style:family="table-cell">
          <style:table-cell-properties fo:padding="0.097cm" fo:border-left="0.05pt solid #808080" fo:border-right="none" fo:border-top="none" fo:border-bottom="0.05pt solid #808080"/>
        </style:style>
        <style:style style:name="Tabelle7.B2" style:family="table-cell">
          <style:table-cell-properties fo:padding="0.097cm" fo:border-left="0.05pt solid #808080" fo:border-right="0.05pt solid #808080" fo:border-top="none" fo:border-bottom="0.05pt solid #808080"/>
        </style:style>
        <style:style style:name="Tabelle7.A3" style:family="table-cell">
          <style:table-cell-properties fo:padding="0.097cm" fo:border-left="0.05pt solid #808080" fo:border-right="none" fo:border-top="none" fo:border-bottom="0.05pt solid #808080"/>
        </style:style>
        <style:style style:name="Tabelle7.B3" style:family="table-cell">
          <style:table-cell-properties fo:padding="0.097cm" fo:border-left="0.05pt solid #808080" fo:border-right="0.05pt solid #808080" fo:border-top="none" fo:border-bottom="0.05pt solid #808080"/>
        </style:style>
        <style:style style:name="Tabelle5" style:family="table">
          <style:table-properties style:width="17cm" fo:margin-top="0.101cm" fo:margin-bottom="0.199cm" table:align="margins"/>
        </style:style>
        <style:style style:name="Tabelle5.A" style:family="table-column">
          <style:table-column-properties style:column-width="17cm" style:rel-column-width="65535*"/>
        </style:style>
        <style:style style:name="Tabelle5.1" style:family="table-row">
          <style:table-row-properties style:row-height="1.401cm"/>
        </style:style>
        <style:style style:name="Tabelle5.A1" style:family="table-cell">
          <style:table-cell-properties fo:padding="0.097cm" fo:border="0.05pt solid #808080"/>
        </style:style>
        <style:style style:name="Tabelle6" style:family="table">
          <style:table-properties style:width="17cm" table:align="margins"/>
        </style:style>
        <style:style style:name="Tabelle6.A" style:family="table-column">
          <style:table-column-properties style:column-width="1cm" style:rel-column-width="3855*"/>
        </style:style>
        <style:style style:name="Tabelle6.B" style:family="table-column">
          <style:table-column-properties style:column-width="4.001cm" style:rel-column-width="15421*"/>
        </style:style>
        <style:style style:name="Tabelle6.D" style:family="table-column">
          <style:table-column-properties style:column-width="7.999cm" style:rel-column-width="30838*"/>
        </style:style>
        <style:style style:name="Tabelle6.A1" style:family="table-cell">
          <style:table-cell-properties fo:padding="0.097cm" fo:border="none"/>
        </style:style>
        <style:style style:name="Tabelle6.B1" style:family="table-cell">
          <style:table-cell-properties fo:padding="0.097cm" fo:border-left="none" fo:border-right="none" fo:border-top="0.05pt solid #808080" fo:border-bottom="none"/>
        </style:style>
        <style:style style:name="Seitenumbruch" style:family="paragraph" style:parent-style-name="Standard">
          <style:paragraph-properties fo:break-before="page"/>
          <style:text-properties style:font-name="Arial1" fo:font-size="10pt" style:font-size-asian="10pt" style:font-size-complex="10pt"/>
        </style:style>
        <style:style style:name="P1" style:family="paragraph" style:parent-style-name="Standard">
          <style:text-properties style:font-name="Arial1" fo:font-size="10pt" style:font-size-asian="10pt" style:font-size-complex="10pt"/>
        </style:style>
        <style:style style:name="P2" style:family="paragraph" style:parent-style-name="Standard">
          <style:text-properties style:font-name="Arial1" fo:font-size="10pt" officeooo:rsid="0020d407" officeooo:paragraph-rsid="0020d407" style:font-size-asian="10pt" style:font-size-complex="10pt"/>
        </style:style>
        <style:style style:name="P3" style:family="paragraph" style:parent-style-name="Standard">
          <style:paragraph-properties fo:line-height="150%"/>
          <style:text-properties style:font-name="Arial1" fo:font-size="10pt" officeooo:rsid="002fd20a" officeooo:paragraph-rsid="002fd20a" style:font-size-asian="10pt" style:font-size-complex="10pt"/>
        </style:style>
        <style:style style:name="P4" style:family="paragraph" style:parent-style-name="Standard">
          <style:paragraph-properties fo:line-height="100%"/>
          <style:text-properties style:font-name="Arial1" fo:font-size="10pt" officeooo:rsid="002fd20a" officeooo:paragraph-rsid="002fd20a" style:font-size-asian="10pt" style:font-size-complex="10pt"/>
        </style:style>
        <style:style style:name="P5" style:family="paragraph" style:parent-style-name="Standard">
          <style:paragraph-properties fo:text-align="center" style:justify-single-word="false"/>
          <style:text-properties style:font-name="Arial1" fo:font-size="12pt" fo:font-weight="bold" officeooo:rsid="0020d407" officeooo:paragraph-rsid="0020d407" style:font-size-asian="12pt" style:font-weight-asian="bold" style:font-size-complex="12pt" style:font-weight-complex="bold"/>
        </style:style>
        <style:style style:name="P6" style:family="paragraph" style:parent-style-name="Table_20_Contents">
          <style:text-properties style:font-name="Arial1" fo:font-size="10pt" style:font-size-asian="10pt" style:font-size-complex="10pt"/>
        </style:style>
        <style:style style:name="P7" style:family="paragraph" style:parent-style-name="Table_20_Contents">
          <style:text-properties style:font-name="Arial1" fo:font-size="10pt" officeooo:rsid="0020d407" officeooo:paragraph-rsid="0020d407" style:font-size-asian="10pt" style:font-size-complex="10pt"/>
        </style:style>
        <style:style style:name="P8" style:family="paragraph" style:parent-style-name="Table_20_Contents">
          <style:paragraph-properties fo:text-align="end" style:justify-single-word="false"/>
          <style:text-properties style:font-name="Arial1" fo:font-size="10pt" officeooo:rsid="0020d407" officeooo:paragraph-rsid="0020d407" style:font-size-asian="10pt" style:font-size-complex="10pt"/>
        </style:style>
        <style:style style:name="P9" style:family="paragraph" style:parent-style-name="Table_20_Contents">
          <style:paragraph-properties fo:text-align="end" style:justify-single-word="false"/>
          <style:text-properties style:font-name="Arial1" fo:font-size="10pt" style:font-size-asian="10pt" style:font-size-complex="10pt"/>
        </style:style>
        <style:style style:name="P10" style:family="paragraph" style:parent-style-name="Table_20_Contents">
          <style:text-properties style:font-name="Arial1" fo:font-size="10pt" officeooo:rsid="00213b46" officeooo:paragraph-rsid="00213b46" style:font-size-asian="10pt" style:font-size-complex="10pt"/>
        </style:style>
        <style:style style:name="P11" style:family="paragraph" style:parent-style-name="Table_20_Contents">
          <style:text-properties style:font-name="Arial1" fo:font-size="10pt" officeooo:rsid="0021e8f6" officeooo:paragraph-rsid="0021e8f6" style:font-size-asian="10pt" style:font-size-complex="10pt"/>
        </style:style>
        <style:style style:name="P12" style:family="paragraph" style:parent-style-name="Table_20_Contents">
          <style:paragraph-properties>
            <style:tab-stops>
              <style:tab-stop style:position="5.001cm"/>
            </style:tab-stops>
          </style:paragraph-properties>
          <style:text-properties style:font-name="Arial1" fo:font-size="10pt" officeooo:rsid="0021e8f6" officeooo:paragraph-rsid="0021e8f6" style:font-size-asian="10pt" style:font-size-complex="10pt"/>
        </style:style>
        <style:style style:name="P13" style:family="paragraph" style:parent-style-name="Table_20_Contents">
          <style:paragraph-properties fo:line-height="150%"/>
          <style:text-properties style:font-name="Arial1" fo:font-size="10pt" officeooo:rsid="0022a954" officeooo:paragraph-rsid="0022a954" style:font-size-asian="10pt" style:font-size-complex="10pt"/>
        </style:style>
        <style:style style:name="P14" style:family="paragraph" style:parent-style-name="Table_20_Contents">
          <style:paragraph-properties fo:line-height="150%"/>
          <style:text-properties style:font-name="Arial1" fo:font-size="10pt" style:font-size-asian="10pt" style:font-size-complex="10pt"/>
        </style:style>
        <style:style style:name="P15" style:family="paragraph" style:parent-style-name="Table_20_Contents">
          <style:paragraph-properties fo:text-align="center" style:justify-single-word="false"/>
          <style:text-properties style:font-name="Arial1" fo:font-size="10pt" officeooo:rsid="002fd20a" officeooo:paragraph-rsid="002fd20a" style:font-size-asian="10pt" style:font-size-complex="10pt"/>
        </style:style>
        <style:style style:name="P16" style:family="paragraph" style:parent-style-name="Table_20_Contents">
          <style:paragraph-properties fo:text-align="center" style:justify-single-word="false"/>
          <style:text-properties style:font-name="Arial1" fo:font-size="10pt" style:font-size-asian="10pt" style:font-size-complex="10pt"/>
        </style:style>
        <style:style style:name="P17" style:family="paragraph" style:parent-style-name="Table_20_Contents">
          <style:text-properties style:font-name="Arial1" fo:font-size="10pt" fo:font-weight="bold" officeooo:rsid="0020d407" officeooo:paragraph-rsid="0020d407" style:font-size-asian="10pt" style:font-weight-asian="bold" style:font-size-complex="10pt" style:font-weight-complex="bold"/>
        </style:style>
        <style:style style:name="P18" style:family="paragraph" style:parent-style-name="Table_20_Contents">
          <style:text-properties style:font-name="Arial1" fo:font-size="8pt" style:font-size-asian="8pt" style:font-size-complex="8pt"/>
        </style:style>
        <style:style style:name="P19" style:family="paragraph" style:parent-style-name="Table_20_Contents">
          <style:paragraph-properties fo:text-align="center" style:justify-single-word="false"/>
          <style:text-properties style:font-name="Arial1" fo:font-size="8pt" officeooo:rsid="00260ada" officeooo:paragraph-rsid="00260ada" style:font-size-asian="8pt" style:font-size-complex="8pt"/>
        </style:style>
        <style:style style:name="P20" style:family="paragraph" style:parent-style-name="Table_20_Contents">
          <style:paragraph-properties fo:text-align="center" style:justify-single-word="false"/>
          <style:text-properties style:font-name="Arial1" fo:font-size="8pt" officeooo:rsid="00257f5d" officeooo:paragraph-rsid="00257f5d" style:font-size-asian="8pt" style:font-size-complex="8pt"/>
        </style:style>
        <style:style style:name="P21" style:family="paragraph" style:parent-style-name="Table_20_Contents">
          <style:paragraph-properties fo:text-align="center" style:justify-single-word="false"/>
          <style:text-properties style:font-name="Arial1" fo:font-size="8pt" officeooo:rsid="0026beb5" officeooo:paragraph-rsid="0026beb5" style:font-size-asian="8pt" style:font-size-complex="8pt"/>
        </style:style>
        <style:style style:name="P22" style:family="paragraph" style:parent-style-name="Table_20_Contents">
          <style:paragraph-properties fo:text-align="center" style:justify-single-word="false"/>
          <style:text-properties style:font-name="Arial1" fo:font-size="8pt" officeooo:rsid="00290639" officeooo:paragraph-rsid="00290639" style:font-size-asian="8pt" style:font-size-complex="8pt"/>
        </style:style>
        <style:style style:name="P23" style:family="paragraph" style:parent-style-name="Table_20_Contents">
          <style:paragraph-properties fo:text-align="center" style:justify-single-word="false"/>
          <style:text-properties style:font-name="Arial1" fo:font-size="8pt" officeooo:rsid="002a150b" officeooo:paragraph-rsid="0031545e" style:font-size-asian="8pt" style:font-size-complex="8pt"/>
        </style:style>
        <style:style style:name="P24" style:family="paragraph" style:parent-style-name="Table_20_Contents">
          <style:text-properties style:font-name="Arial1" fo:font-size="8pt" officeooo:rsid="0031545e" officeooo:paragraph-rsid="0031545e" style:font-size-asian="8pt" style:font-size-complex="8pt"/>
        </style:style>
        <style:style style:name="P25" style:family="paragraph" style:parent-style-name="Table_20_Contents">
          <style:paragraph-properties fo:text-align="center" style:justify-single-word="false"/>
          <style:text-properties style:font-name="Arial1" fo:font-size="8pt" officeooo:rsid="0031545e" officeooo:paragraph-rsid="0031545e" style:font-size-asian="8pt" style:font-size-complex="8pt"/>
        </style:style>
        <style:style style:name="P26" style:family="paragraph" style:parent-style-name="Table_20_Contents">
          <style:paragraph-properties fo:text-align="start" style:justify-single-word="false"/>
          <style:text-properties style:font-name="Arial1" fo:font-size="8pt" officeooo:rsid="0031ac5e" officeooo:paragraph-rsid="0031ac5e" style:font-size-asian="8pt" style:font-size-complex="8pt"/>
        </style:style>
        <style:style style:name="P27" style:family="paragraph" style:parent-style-name="Table_20_Contents">
          <style:paragraph-properties fo:text-align="start" style:justify-single-word="false"/>
          <style:text-properties style:font-name="Arial1" fo:font-size="8pt" style:font-size-asian="8pt" style:font-size-complex="8pt"/>
        </style:style>
        <style:style style:name="P28" style:family="paragraph" style:parent-style-name="Table_20_Contents">
          <style:paragraph-properties fo:text-align="start" style:justify-single-word="false"/>
          <style:text-properties style:font-name="Arial1" fo:font-size="8pt" officeooo:rsid="003375c5" officeooo:paragraph-rsid="003375c5" style:font-size-asian="8pt" style:font-size-complex="8pt"/>
        </style:style>
        <style:style style:name="P29" style:family="paragraph" style:parent-style-name="Table_20_Contents">
          <style:paragraph-properties fo:text-align="center" style:justify-single-word="false"/>
          <style:text-properties style:font-name="Arial1" fo:font-size="8pt" officeooo:rsid="003375c5" officeooo:paragraph-rsid="003375c5" style:font-size-asian="8pt" style:font-size-complex="8pt"/>
        </style:style>
        <style:style style:name="P30" style:family="paragraph" style:parent-style-name="Table_20_Contents">
          <style:text-properties style:font-name="Arial1" fo:font-size="6pt" style:font-size-asian="6pt" style:font-size-complex="6pt"/>
        </style:style>
        <style:style style:name="P31" style:family="paragraph" style:parent-style-name="Table_20_Contents">
          <style:text-properties style:font-name="Arial1" fo:font-size="6pt" officeooo:rsid="00260ada" officeooo:paragraph-rsid="00260ada" style:font-size-asian="6pt" style:font-size-complex="6pt"/>
        </style:style>
        <style:style style:name="P32" style:family="paragraph" style:parent-style-name="Table_20_Contents">
          <style:text-properties style:font-name="Arial1" fo:font-size="6pt" officeooo:rsid="0026beb5" officeooo:paragraph-rsid="0026beb5" style:font-size-asian="6pt" style:font-size-complex="6pt"/>
        </style:style>
        <style:style style:name="P33" style:family="paragraph" style:parent-style-name="Table_20_Contents">
          <style:text-properties style:font-name="Arial1" fo:font-size="6pt" officeooo:rsid="0026beb5" officeooo:paragraph-rsid="00290639" style:font-size-asian="6pt" style:font-size-complex="6pt"/>
        </style:style>
        <style:style style:name="P34" style:family="paragraph" style:parent-style-name="Table_20_Contents">
          <style:text-properties style:font-name="Arial1" fo:font-size="6pt" officeooo:rsid="00290639" officeooo:paragraph-rsid="00290639" style:font-size-asian="6pt" style:font-size-complex="6pt"/>
        </style:style>
        <style:style style:name="P35" style:family="paragraph" style:parent-style-name="Table_20_Contents">
          <style:paragraph-properties fo:text-align="center" style:justify-single-word="false"/>
          <style:text-properties style:font-name="Arial1" fo:font-size="6pt" style:font-size-asian="6pt" style:font-size-complex="6pt"/>
        </style:style>
        <style:style style:name="P36" style:family="paragraph" style:parent-style-name="Table_20_Contents">
          <style:paragraph-properties fo:text-align="center" style:justify-single-word="false"/>
          <style:text-properties style:font-name="Arial1" fo:font-size="6pt" officeooo:rsid="003c32ae" officeooo:paragraph-rsid="003c32ae" style:font-size-asian="6pt" style:font-size-complex="6pt"/>
        </style:style>
        <style:style style:name="P37" style:family="paragraph" style:parent-style-name="Table_20_Contents">
          <style:paragraph-properties fo:text-align="center" style:justify-single-word="false"/>
          <style:text-properties style:font-name="Arial" fo:font-size="6pt" officeooo:rsid="003c32ae" officeooo:paragraph-rsid="00383915" style:font-name-asian="Arial" style:font-size-asian="6pt" style:font-name-complex="Arial" style:font-size-complex="6pt"/>
        </style:style>
        <style:style style:name="T1" style:family="text">
          <style:text-properties officeooo:rsid="0026beb5"/>
        </style:style>
        <style:style style:name="T2" style:family="text">
          <style:text-properties officeooo:rsid="002e022a"/>
        </style:style>
        <style:style style:name="T3" style:family="text">
          <style:text-properties fo:font-weight="bold" style:font-weight-asian="bold" style:font-weight-complex="bold"/>
        </style:style>
        <style:style style:name="T4" style:family="text">
          <style:text-properties fo:font-weight="bold" officeooo:rsid="00454f0d" style:font-weight-asian="bold" style:font-weight-complex="bold"/>
        </style:style>
        <style:style style:name="T5" style:family="text">
          <style:text-properties officeooo:rsid="00379323"/>
        </style:style>
        <style:style style:name="T6" style:family="text">
          <style:text-properties officeooo:rsid="00454119"/>
        </style:style>
        <style:style style:name="fr1" style:family="graphic" style:parent-style-name="Graphics">
    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2" style:family="graphic" style:parent-style-name="Graphics">
    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3" style:family="graphic" style:parent-style-name="Graphics">
    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Sect1" style:family="section">
          <style:section-properties text:dont-balance-text-columns="true" style:editable="false">
            <style:columns fo:column-count="3" fo:column-gap="0.198cm">
              <style:column-sep style:width="0.009cm" style:color="#808080" style:height="100%" style:style="solid" style:vertical-align="middle"/>
              <style:column style:rel-width="21845*" fo:start-indent="0cm" fo:end-indent="0.099cm"/>
              <style:column style:rel-width="21845*" fo:start-indent="0.099cm" fo:end-indent="0.099cm"/>
              <style:column style:rel-width="21845*" fo:start-indent="0.099cm" fo:end-indent="0cm"/>
            </style:columns>
          </style:section-properties>
        </style:style>
      </office:automatic-styles>
      <office:body>
        <xsl:apply-templates select="laufzettel"/>
      </office:body>
    </office:document-content>
  </xsl:template>
  <xsl:template match="laufzettel">
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itenumbruch"/>
      <text:p text:style-name="P5">Bewerberdaten (<xsl:value-of select="studiengang_bezeichnung"/>)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7">Name:</text:p>
          </table:table-cell>
          <table:table-cell table:style-name="Tabelle1.B1" office:value-type="string">
            <text:p text:style-name="P17"><xsl:value-of select="name"/></text:p>
          </table:table-cell>
          <table:table-cell table:style-name="Tabelle1.B1" office:value-type="string">
            <text:p text:style-name="P7">SV-KtoNr:</text:p>
          </table:table-cell>
          <table:table-cell table:style-name="Tabelle1.D1" office:value-type="string">
            <text:p text:style-name="P8"><xsl:value-of select="svnr"/></text:p>
          </table:table-cell>
        </table:table-row>
        <table:table-row>
          <table:table-cell table:style-name="Tabelle1.A2" office:value-type="string">
            <text:p text:style-name="P7">Adresse:</text:p>
          </table:table-cell>
          <table:table-cell table:style-name="Tabelle1.B2" office:value-type="string">
            <text:p text:style-name="P7"><xsl:value-of select="strasse"/>, <xsl:value-of select="plz"/> (<xsl:value-of select="nation"/>)</text:p>
          </table:table-cell>
          <table:table-cell table:style-name="Tabelle1.B2" office:value-type="string">
            <text:p text:style-name="P7">Gebdat:</text:p>
          </table:table-cell>
          <table:table-cell table:style-name="Tabelle1.D2" office:value-type="string">
            <text:p text:style-name="P8"><xsl:value-of select="gebdatum"/></text:p>
          </table:table-cell>
        </table:table-row>
        <table:table-row>
          <table:table-cell table:style-name="Tabelle1.A3" office:value-type="string">
            <text:p text:style-name="P7">ZugangBA:</text:p>
          </table:table-cell>
          <table:table-cell table:style-name="Tabelle1.B3" office:value-type="string">
            <text:p text:style-name="P7"><xsl:value-of select="zgv_bez"/></text:p>
          </table:table-cell>
          <table:table-cell table:style-name="Tabelle1.B3" office:value-type="string">
            <text:p text:style-name="P7">erbracht am:</text:p>
          </table:table-cell>
          <table:table-cell table:style-name="Tabelle1.D3" office:value-type="string">
            <text:p text:style-name="P8"><xsl:value-of select="zgv_datum"/></text:p>
          </table:table-cell>
        </table:table-row>
        <table:table-row>
          <table:table-cell table:style-name="Tabelle1.A3" office:value-type="string">
            <text:p text:style-name="P7">ZugangMA:</text:p>
          </table:table-cell>
          <table:table-cell table:style-name="Tabelle1.B3" office:value-type="string">
            <text:p text:style-name="P7"><xsl:value-of select="zgvmas_bez"/></text:p>
          </table:table-cell>
          <table:table-cell table:style-name="Tabelle1.B3" office:value-type="string">
            <text:p text:style-name="P7">erbracht am:</text:p>
          </table:table-cell>
          <table:table-cell table:style-name="Tabelle1.D3" office:value-type="string">
            <text:p text:style-name="P9"><xsl:value-of select="zgvmas_datum"/></text:p>
          </table:table-cell>
        </table:table-row>
        <table:table-row>
          <table:table-cell table:style-name="Tabelle1.A2" office:value-type="string">
            <text:p text:style-name="P7">Berufstätigkeit:</text:p>
          </table:table-cell>
          <table:table-cell table:style-name="Tabelle1.B2" office:value-type="string">
            <text:p text:style-name="P10"><xsl:value-of select="berufstaetigkeit"/></text:p>
          </table:table-cell>
          <table:table-cell table:style-name="Tabelle1.B2" office:value-type="string">
            <text:p text:style-name="P6"/>
          </table:table-cell>
          <table:table-cell table:style-name="Tabelle1.D2" office:value-type="string">
            <text:p text:style-name="P9"/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>
						<text:span text:style-name="T4">Nicht akzeptierte Unterlagen (ev. beim Interview einfordern)</text:span>
						<text:s/>
						<draw:frame xmlns:svg="urn:oasis:names:tc:opendocument:xmlns:svg-compatible:1.0" xmlns:xlink="http://www.w3.org/1999/xlink" draw:style-name="fr2" draw:name="Bild10" text:anchor-type="as-char" svg:width="0.349cm" svg:height="0.349cm" draw:z-index="9">
							<draw:image xlink:href="Pictures/1000020100000010000000103EC68550.png" xlink:type="simple" xlink:show="embed" xlink:actuate="onLoad"/>
						</draw:frame>...<text:span text:style-name="T2">vorhanden <text:s text:c="2"/>
						</text:span>
						<text:span text:style-name="T2">
							<draw:frame xmlns:svg="urn:oasis:names:tc:opendocument:xmlns:svg-compatible:1.0" xmlns:xlink="http://www.w3.org/1999/xlink" draw:style-name="fr2" draw:name="Bild11" text:anchor-type="as-char" svg:width="0.349cm" svg:height="0.349cm" draw:z-index="25">
								<draw:image xlink:href="Pictures/100002010000001000000010576D7E99.png" xlink:type="simple" xlink:show="embed" xlink:actuate="onLoad"/>
							</draw:frame>
						</text:span>
						<text:span text:style-name="T2">...nicht vorhanden</text:span>
					</text:p>
          </table:table-cell>
        </table:table-row>
        <table:table-row table:style-name="Tabelle2.2">
          <table:table-cell table:style-name="Tabelle2.A2" office:value-type="string">
            <text:section text:style-name="Sect1" text:name="Bereich1">
              <xsl:apply-templates select="dokumente"/>
            </text:section>
            <text:p text:style-name="P11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3">Admission Office:</text:p>
            <text:p text:style-name="P13">Datum:</text:p>
            <text:p text:style-name="P13">Unterschrift:</text:p>
          </table:table-cell>
          <table:table-cell table:style-name="Tabelle3.B1" office:value-type="string">
            <text:p text:style-name="P13">Zulassung zum Aufnahmeverfahren empfohlen / nicht empfohlen</text:p>
            <text:p text:style-name="P13">Bedingung:</text:p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A"/>
        <table:table-column table:style-name="Tabelle4.F"/>
        <table:table-column table:style-name="Tabelle4.C"/>
        <table:table-column table:style-name="Tabelle4.D"/>
        <table:table-column table:style-name="Tabelle4.I"/>
        <table:table-column table:style-name="Tabelle4.J"/>
        <table:table-header-rows>
          <table:table-row>
            <table:table-cell table:style-name="Tabelle4.A1" table:number-rows-spanned="3" office:value-type="string">
              <text:p text:style-name="P20">ARIMA</text:p>
            </table:table-cell>
            <table:table-cell table:style-name="Tabelle4.B1" office:value-type="string">
              <text:p text:style-name="P31">Abschluss eines sozial, wirtschafts., natur- doer rechtswissenschaftlichen oder technischen Studiums</text:p>
            </table:table-cell>
            <table:table-cell table:style-name="Tabelle4.C1" office:value-type="string">
              <text:p text:style-name="P37">
							<draw:frame xmlns:svg="urn:oasis:names:tc:opendocument:xmlns:svg-compatible:1.0" xmlns:xlink="http://www.w3.org/1999/xlink" draw:style-name="fr2" draw:name="Bild12" text:anchor-type="as-char" svg:width="0.212cm" svg:height="0.212cm" draw:z-index="10">
								<draw:image xlink:href="Pictures/1000020100000019000000190AE15192.png" xlink:type="simple" xlink:show="embed" xlink:actuate="onLoad"/>
							</draw:frame>
						</text:p>
            </table:table-cell>
            <table:table-cell table:style-name="Tabelle4.D1" office:value-type="string">
              <text:p text:style-name="P30"/>
            </table:table-cell>
            <table:table-cell table:style-name="Tabelle4.A1" table:number-rows-spanned="6" office:value-type="string">
              <text:p text:style-name="P22">LOGM</text:p>
            </table:table-cell>
            <table:table-cell table:style-name="Tabelle4.B1" office:value-type="string">
              <text:p text:style-name="P34">Abschluss eines rechts-, sozial-, oder wirtschaftswissenschaftlichen Studiums, eines Geografie-Studiums oder ein Studienabschluss Industrielogistik</text:p>
            </table:table-cell>
            <table:table-cell table:style-name="Tabelle4.C1" office:value-type="string">
              <text:p text:style-name="P35">
							<draw:frame xmlns:svg="urn:oasis:names:tc:opendocument:xmlns:svg-compatible:1.0" xmlns:xlink="http://www.w3.org/1999/xlink" draw:style-name="fr2" draw:name="Bild27" text:anchor-type="as-char" svg:width="0.212cm" svg:height="0.212cm" draw:z-index="27">
								<draw:image xlink:href="Pictures/1000020100000019000000190AE15192.png" xlink:type="simple" xlink:show="embed" xlink:actuate="onLoad"/>
							</draw:frame>
						</text:p>
            </table:table-cell>
            <table:table-cell table:style-name="Tabelle4.H1" office:value-type="string">
              <text:p text:style-name="P30"/>
            </table:table-cell>
            <table:table-cell table:style-name="Tabelle4.I1" table:number-rows-spanned="9" table:number-columns-spanned="2" office:value-type="string">
              <table:table table:name="Tabelle7" table:style-name="Tabelle7">
                <table:table-column table:style-name="Tabelle7.A"/>
                <table:table-column table:style-name="Tabelle7.B"/>
                <table:table-row>
                  <table:table-cell table:style-name="Tabelle7.A1" office:value-type="string">
                    <text:p text:style-name="P29">Stg</text:p>
                  </table:table-cell>
                  <table:table-cell table:style-name="Tabelle7.B1" office:value-type="string">
                    <text:p text:style-name="P29">Form/Sprache</text:p>
                  </table:table-cell>
                </table:table-row>
                <xsl:apply-templates select="prestudenten"/>
              </table:table>
              <text:p text:style-name="P26"/>
            </table:table-cell>
            <table:covered-table-cell/>
          </table:table-row>
        </table:table-header-rows>
        <table:table-row>
          <table:covered-table-cell/>
          <table:table-cell table:style-name="Tabelle4.B2" office:value-type="string">
            <text:p text:style-name="P31">Wirtschaftswissenschaften 9 ECTS</text:p>
          </table:table-cell>
          <table:table-cell table:style-name="Tabelle4.C2" office:value-type="string">
            <text:p text:style-name="P35">
						<draw:frame xmlns:svg="urn:oasis:names:tc:opendocument:xmlns:svg-compatible:1.0" xmlns:xlink="http://www.w3.org/1999/xlink" draw:style-name="fr2" draw:name="Bild13" text:anchor-type="as-char" svg:width="0.212cm" svg:height="0.212cm" draw:z-index="11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5" office:value-type="string">
            <text:p text:style-name="P34">Logistik, Transport, Verkehr 4 ECTS</text:p>
          </table:table-cell>
          <table:table-cell table:style-name="Tabelle4.G2" office:value-type="string">
            <text:p text:style-name="P35">
						<draw:frame xmlns:svg="urn:oasis:names:tc:opendocument:xmlns:svg-compatible:1.0" xmlns:xlink="http://www.w3.org/1999/xlink" draw:style-name="fr2" draw:name="Bild28" text:anchor-type="as-char" svg:width="0.212cm" svg:height="0.212cm" draw:z-index="28">
							<draw:image xlink:href="Pictures/1000020100000019000000190AE15192.png" xlink:type="simple" xlink:show="embed" xlink:actuate="onLoad"/>
						</draw:frame>
					</text:p>
          </table:table-cell>
          <table:table-cell table:style-name="Tabelle4.H2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3" office:value-type="string">
            <text:p text:style-name="P31">Mathematik, Statistik 6 ECTS</text:p>
          </table:table-cell>
          <table:table-cell table:style-name="Tabelle4.C3" office:value-type="string">
            <text:p text:style-name="P35">
						<draw:frame xmlns:svg="urn:oasis:names:tc:opendocument:xmlns:svg-compatible:1.0" xmlns:xlink="http://www.w3.org/1999/xlink" draw:style-name="fr3" draw:name="Bild14" text:anchor-type="as-char" svg:y="0cm" svg:width="0.212cm" svg:height="0.212cm" draw:z-index="12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5" office:value-type="string">
            <text:p text:style-name="P34">Betriebswirtschaftslehre 10 ECTS</text:p>
          </table:table-cell>
          <table:table-cell table:style-name="Tabelle4.G3" office:value-type="string">
            <text:p text:style-name="P35">
						<draw:frame xmlns:svg="urn:oasis:names:tc:opendocument:xmlns:svg-compatible:1.0" xmlns:xlink="http://www.w3.org/1999/xlink" draw:style-name="fr2" draw:name="Bild29" text:anchor-type="as-char" svg:width="0.212cm" svg:height="0.212cm" draw:z-index="29">
							<draw:image xlink:href="Pictures/1000020100000019000000190AE15192.png" xlink:type="simple" xlink:show="embed" xlink:actuate="onLoad"/>
						</draw:frame>
					</text:p>
          </table:table-cell>
          <table:table-cell table:style-name="Tabelle4.H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elle4.A1" table:number-rows-spanned="5" office:value-type="string">
            <text:p text:style-name="P19">BAFM</text:p>
          </table:table-cell>
          <table:table-cell table:style-name="Tabelle4.B1" office:value-type="string">
            <text:p text:style-name="P31">Abschluss wirtschaftswissenschaftliches Studium</text:p>
          </table:table-cell>
          <table:table-cell table:style-name="Tabelle4.C1" office:value-type="string">
            <text:p text:style-name="P35">
						<draw:frame xmlns:svg="urn:oasis:names:tc:opendocument:xmlns:svg-compatible:1.0" xmlns:xlink="http://www.w3.org/1999/xlink" draw:style-name="fr2" draw:name="Bild15" text:anchor-type="as-char" svg:width="0.212cm" svg:height="0.212cm" draw:z-index="13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5" office:value-type="string">
            <text:p text:style-name="P34">Rechtslehre 4 ECTS</text:p>
          </table:table-cell>
          <table:table-cell table:style-name="Tabelle4.G4" office:value-type="string">
            <text:p text:style-name="P35">
						<draw:frame xmlns:svg="urn:oasis:names:tc:opendocument:xmlns:svg-compatible:1.0" xmlns:xlink="http://www.w3.org/1999/xlink" draw:style-name="fr2" draw:name="Bild30" text:anchor-type="as-char" svg:width="0.212cm" svg:height="0.212cm" draw:z-index="30">
							<draw:image xlink:href="Pictures/1000020100000019000000190AE15192.png" xlink:type="simple" xlink:show="embed" xlink:actuate="onLoad"/>
						</draw:frame>
					</text:p>
          </table:table-cell>
          <table:table-cell table:style-name="Tabelle4.H4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5" office:value-type="string">
            <text:p text:style-name="P31">Betriebswirtschaftslehre 4 ECTS</text:p>
          </table:table-cell>
          <table:table-cell table:style-name="Tabelle4.C5" office:value-type="string">
            <text:p text:style-name="P36">
						<draw:frame xmlns:svg="urn:oasis:names:tc:opendocument:xmlns:svg-compatible:1.0" xmlns:xlink="http://www.w3.org/1999/xlink" draw:style-name="fr2" draw:name="Bild16" text:anchor-type="as-char" svg:width="0.212cm" svg:height="0.212cm" draw:z-index="14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5" office:value-type="string">
            <text:p text:style-name="P34">IT 4 ECTS</text:p>
          </table:table-cell>
          <table:table-cell table:style-name="Tabelle4.G5" office:value-type="string">
            <text:p text:style-name="P35">
						<draw:frame xmlns:svg="urn:oasis:names:tc:opendocument:xmlns:svg-compatible:1.0" xmlns:xlink="http://www.w3.org/1999/xlink" draw:style-name="fr2" draw:name="Bild31" text:anchor-type="as-char" svg:width="0.212cm" svg:height="0.212cm" draw:z-index="31">
							<draw:image xlink:href="Pictures/1000020100000019000000190AE15192.png" xlink:type="simple" xlink:show="embed" xlink:actuate="onLoad"/>
						</draw:frame>
					</text:p>
          </table:table-cell>
          <table:table-cell table:style-name="Tabelle4.H5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6" office:value-type="string">
            <text:p text:style-name="P31">Rechnungswesen/Controlling 4 ECTS</text:p>
          </table:table-cell>
          <table:table-cell table:style-name="Tabelle4.C6" office:value-type="string">
            <text:p text:style-name="P35">
						<draw:frame xmlns:svg="urn:oasis:names:tc:opendocument:xmlns:svg-compatible:1.0" xmlns:xlink="http://www.w3.org/1999/xlink" draw:style-name="fr2" draw:name="Bild17" text:anchor-type="as-char" svg:width="0.212cm" svg:height="0.212cm" draw:z-index="15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6" office:value-type="string">
            <text:p text:style-name="P34">Englisch 4 ECTS</text:p>
            <text:p text:style-name="P34">(gilt nicht für Native Speakers)</text:p>
          </table:table-cell>
          <table:table-cell table:style-name="Tabelle4.G6" office:value-type="string">
            <text:p text:style-name="P35">
						<draw:frame xmlns:svg="urn:oasis:names:tc:opendocument:xmlns:svg-compatible:1.0" xmlns:xlink="http://www.w3.org/1999/xlink" draw:style-name="fr2" draw:name="Bild32" text:anchor-type="as-char" svg:width="0.212cm" svg:height="0.212cm" draw:z-index="32">
							<draw:image xlink:href="Pictures/1000020100000019000000190AE15192.png" xlink:type="simple" xlink:show="embed" xlink:actuate="onLoad"/>
						</draw:frame>
					</text:p>
          </table:table-cell>
          <table:table-cell table:style-name="Tabelle4.H6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7" office:value-type="string">
            <text:p text:style-name="P31">Volkswirtschaftslehre <text:span text:style-name="T1">4 ECTS</text:span>
					</text:p>
          </table:table-cell>
          <table:table-cell table:style-name="Tabelle4.C7" office:value-type="string">
            <text:p text:style-name="P35">
						<draw:frame xmlns:svg="urn:oasis:names:tc:opendocument:xmlns:svg-compatible:1.0" xmlns:xlink="http://www.w3.org/1999/xlink" draw:style-name="fr2" draw:name="Bild18" text:anchor-type="as-char" svg:width="0.212cm" svg:height="0.212cm" draw:z-index="16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table-cell table:style-name="Tabelle4.A1" table:number-rows-spanned="6" office:value-type="string">
            <text:p text:style-name="P22">PORG</text:p>
          </table:table-cell>
          <table:table-cell table:style-name="Tabelle4.B1" office:value-type="string">
            <text:p text:style-name="P34">Abschluss eines technischen, rechts-, sozial- oder wirtschaftswissenschaftlichen Studiums</text:p>
          </table:table-cell>
          <table:table-cell table:style-name="Tabelle4.C1" office:value-type="string">
            <text:p text:style-name="P35">
						<draw:frame xmlns:svg="urn:oasis:names:tc:opendocument:xmlns:svg-compatible:1.0" xmlns:xlink="http://www.w3.org/1999/xlink" draw:style-name="fr2" draw:name="Bild33" text:anchor-type="as-char" svg:width="0.212cm" svg:height="0.212cm" draw:z-index="33">
							<draw:image xlink:href="Pictures/1000020100000019000000190AE15192.png" xlink:type="simple" xlink:show="embed" xlink:actuate="onLoad"/>
						</draw:frame>
					</text:p>
          </table:table-cell>
          <table:table-cell table:style-name="Tabelle4.H7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8" office:value-type="string">
            <text:p text:style-name="P32">Mathematik/Statistik 4 ECTS</text:p>
          </table:table-cell>
          <table:table-cell table:style-name="Tabelle4.C8" office:value-type="string">
            <text:p text:style-name="P35">
						<draw:frame xmlns:svg="urn:oasis:names:tc:opendocument:xmlns:svg-compatible:1.0" xmlns:xlink="http://www.w3.org/1999/xlink" draw:style-name="fr2" draw:name="Bild19" text:anchor-type="as-char" svg:width="0.212cm" svg:height="0.212cm" draw:z-index="17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11" office:value-type="string">
            <text:p text:style-name="P34">Projektmanagement 4 ECTS</text:p>
          </table:table-cell>
          <table:table-cell table:style-name="Tabelle4.G8" office:value-type="string">
            <text:p text:style-name="P35">
						<draw:frame xmlns:svg="urn:oasis:names:tc:opendocument:xmlns:svg-compatible:1.0" xmlns:xlink="http://www.w3.org/1999/xlink" draw:style-name="fr2" draw:name="Bild34" text:anchor-type="as-char" svg:width="0.212cm" svg:height="0.212cm" draw:z-index="34">
							<draw:image xlink:href="Pictures/1000020100000019000000190AE15192.png" xlink:type="simple" xlink:show="embed" xlink:actuate="onLoad"/>
						</draw:frame>
					</text:p>
          </table:table-cell>
          <table:table-cell table:style-name="Tabelle4.H8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elle4.A1" table:number-rows-spanned="5" office:value-type="string">
            <text:p text:style-name="P21">EWUM</text:p>
          </table:table-cell>
          <table:table-cell table:style-name="Tabelle4.B1" office:value-type="string">
            <text:p text:style-name="P32">Abschluss eines rechts-, sozial- oder wirtschaftswissenschaftlichen Studiums</text:p>
          </table:table-cell>
          <table:table-cell table:style-name="Tabelle4.C1" office:value-type="string">
            <text:p text:style-name="P35">
						<draw:frame xmlns:svg="urn:oasis:names:tc:opendocument:xmlns:svg-compatible:1.0" xmlns:xlink="http://www.w3.org/1999/xlink" draw:style-name="fr2" draw:name="Bild20" text:anchor-type="as-char" svg:width="0.212cm" svg:height="0.212cm" draw:z-index="18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11" office:value-type="string">
            <text:p text:style-name="P34">Mathematik, Statistik 4 ECTS</text:p>
          </table:table-cell>
          <table:table-cell table:style-name="Tabelle4.G9" office:value-type="string">
            <text:p text:style-name="P35">
						<draw:frame xmlns:svg="urn:oasis:names:tc:opendocument:xmlns:svg-compatible:1.0" xmlns:xlink="http://www.w3.org/1999/xlink" draw:style-name="fr2" draw:name="Bild35" text:anchor-type="as-char" svg:width="0.212cm" svg:height="0.212cm" draw:z-index="35">
							<draw:image xlink:href="Pictures/1000020100000019000000190AE15192.png" xlink:type="simple" xlink:show="embed" xlink:actuate="onLoad"/>
						</draw:frame>
					</text:p>
          </table:table-cell>
          <table:table-cell table:style-name="Tabelle4.H9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10" office:value-type="string">
            <text:p text:style-name="P32">Betriebswirtschaftslehre 8 ECTS</text:p>
          </table:table-cell>
          <table:table-cell table:style-name="Tabelle4.C10" office:value-type="string">
            <text:p text:style-name="P35">
						<draw:frame xmlns:svg="urn:oasis:names:tc:opendocument:xmlns:svg-compatible:1.0" xmlns:xlink="http://www.w3.org/1999/xlink" draw:style-name="fr2" draw:name="Bild21" text:anchor-type="as-char" svg:width="0.212cm" svg:height="0.212cm" draw:z-index="19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11" office:value-type="string">
            <text:p text:style-name="P34">Betriebswirtschaftslehre 12 ECTS</text:p>
          </table:table-cell>
          <table:table-cell table:style-name="Tabelle4.G10" office:value-type="string">
            <text:p text:style-name="P35">
						<draw:frame xmlns:svg="urn:oasis:names:tc:opendocument:xmlns:svg-compatible:1.0" xmlns:xlink="http://www.w3.org/1999/xlink" draw:style-name="fr2" draw:name="Bild36" text:anchor-type="as-char" svg:width="0.212cm" svg:height="0.212cm" draw:z-index="36">
							<draw:image xlink:href="Pictures/1000020100000019000000190AE15192.png" xlink:type="simple" xlink:show="embed" xlink:actuate="onLoad"/>
						</draw:frame>
					</text:p>
          </table:table-cell>
          <table:table-cell table:style-name="Tabelle4.H10" office:value-type="string">
            <text:p text:style-name="P30"/>
          </table:table-cell>
          <table:table-cell table:style-name="Tabelle4.I10" office:value-type="string">
            <text:p text:style-name="P18"/>
          </table:table-cell>
          <table:table-cell table:style-name="Tabelle4.J10" office:value-type="string">
            <text:p text:style-name="P18"/>
          </table:table-cell>
        </table:table-row>
        <table:table-row>
          <table:covered-table-cell/>
          <table:table-cell table:style-name="Tabelle4.B11" office:value-type="string">
            <text:p text:style-name="P32">Rechnungswesen 8 ECTS</text:p>
          </table:table-cell>
          <table:table-cell table:style-name="Tabelle4.C11" office:value-type="string">
            <text:p text:style-name="P35">
						<draw:frame xmlns:svg="urn:oasis:names:tc:opendocument:xmlns:svg-compatible:1.0" xmlns:xlink="http://www.w3.org/1999/xlink" draw:style-name="fr2" draw:name="Bild22" text:anchor-type="as-char" svg:width="0.212cm" svg:height="0.212cm" draw:z-index="20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11" office:value-type="string">
            <text:p text:style-name="P34">Rechtslehre 4 ECTS</text:p>
          </table:table-cell>
          <table:table-cell table:style-name="Tabelle4.G11" office:value-type="string">
            <text:p text:style-name="P35">
						<draw:frame xmlns:svg="urn:oasis:names:tc:opendocument:xmlns:svg-compatible:1.0" xmlns:xlink="http://www.w3.org/1999/xlink" draw:style-name="fr2" draw:name="Bild37" text:anchor-type="as-char" svg:width="0.212cm" svg:height="0.212cm" draw:z-index="37">
							<draw:image xlink:href="Pictures/1000020100000019000000190AE15192.png" xlink:type="simple" xlink:show="embed" xlink:actuate="onLoad"/>
						</draw:frame>
					</text:p>
          </table:table-cell>
          <table:table-cell table:style-name="Tabelle4.H11" office:value-type="string">
            <text:p text:style-name="P30"/>
          </table:table-cell>
          <table:table-cell table:style-name="Tabelle4.I11" table:number-columns-spanned="2" office:value-type="string">
            <text:p text:style-name="P23">ECTS-Voraussetzungen</text:p>
          </table:table-cell>
          <table:covered-table-cell/>
        </table:table-row>
        <table:table-row>
          <table:covered-table-cell/>
          <table:table-cell table:style-name="Tabelle4.B12" office:value-type="string">
            <text:p text:style-name="P32">Rechtslehre 6 ECTS</text:p>
          </table:table-cell>
          <table:table-cell table:style-name="Tabelle4.C12" office:value-type="string">
            <text:p text:style-name="P35">
						<draw:frame xmlns:svg="urn:oasis:names:tc:opendocument:xmlns:svg-compatible:1.0" xmlns:xlink="http://www.w3.org/1999/xlink" draw:style-name="fr2" draw:name="Bild23" text:anchor-type="as-char" svg:width="0.212cm" svg:height="0.212cm" draw:z-index="21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covered-table-cell/>
          <table:table-cell table:style-name="Tabelle4.F12" office:value-type="string">
            <text:p text:style-name="P33">Englisch 8 ECTS</text:p>
            <text:p text:style-name="P33">(gilt nicht für Native Speakers)</text:p>
          </table:table-cell>
          <table:table-cell table:style-name="Tabelle4.G12" office:value-type="string">
            <text:p text:style-name="P35">
						<draw:frame xmlns:svg="urn:oasis:names:tc:opendocument:xmlns:svg-compatible:1.0" xmlns:xlink="http://www.w3.org/1999/xlink" draw:style-name="fr2" draw:name="Bild38" text:anchor-type="as-char" svg:width="0.212cm" svg:height="0.212cm" draw:z-index="39">
							<draw:image xlink:href="Pictures/1000020100000019000000190AE15192.png" xlink:type="simple" xlink:show="embed" xlink:actuate="onLoad"/>
						</draw:frame>
					</text:p>
          </table:table-cell>
          <table:table-cell table:style-name="Tabelle4.H12" office:value-type="string">
            <text:p text:style-name="P30"/>
          </table:table-cell>
          <table:table-cell table:style-name="Tabelle4.I12" office:value-type="string">
            <text:p text:style-name="P25">erfüllt</text:p>
          </table:table-cell>
          <table:table-cell table:style-name="Tabelle4.J12" office:value-type="string">
            <text:p text:style-name="P25">nicht erfüllt</text:p>
          </table:table-cell>
        </table:table-row>
        <table:table-row>
          <table:covered-table-cell/>
          <table:table-cell table:style-name="Tabelle4.B13" office:value-type="string">
            <text:p text:style-name="P32">Englisch 8 ECTS</text:p>
            <text:p text:style-name="P32">(gilt nicht für Native Speakers)</text:p>
          </table:table-cell>
          <table:table-cell table:style-name="Tabelle4.C13" office:value-type="string">
            <text:p text:style-name="P35">
						<draw:frame xmlns:svg="urn:oasis:names:tc:opendocument:xmlns:svg-compatible:1.0" xmlns:xlink="http://www.w3.org/1999/xlink" draw:style-name="fr2" draw:name="Bild24" text:anchor-type="as-char" svg:width="0.212cm" svg:height="0.212cm" draw:z-index="22">
							<draw:image xlink:href="Pictures/1000020100000019000000190AE15192.png" xlink:type="simple" xlink:show="embed" xlink:actuate="onLoad"/>
						</draw:frame>
					</text:p>
          </table:table-cell>
          <table:table-cell table:style-name="Tabelle4.D1" office:value-type="string">
            <text:p text:style-name="P30"/>
          </table:table-cell>
          <table:table-cell table:style-name="Tabelle4.E13" office:value-type="string">
            <text:p text:style-name="P18"/>
          </table:table-cell>
          <table:table-cell table:style-name="Tabelle4.F13" office:value-type="string">
            <text:p text:style-name="Standard"/>
          </table:table-cell>
          <table:table-cell table:style-name="Tabelle4.G13" office:value-type="string">
            <text:p text:style-name="P35"/>
          </table:table-cell>
          <table:table-cell table:style-name="Tabelle4.H13" office:value-type="string">
            <text:p text:style-name="P30"/>
          </table:table-cell>
          <table:table-cell table:style-name="Tabelle4.I14" table:number-rows-spanned="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le4.A1" table:number-rows-spanned="2" office:value-type="string">
            <text:p text:style-name="P21">AGHM</text:p>
          </table:table-cell>
          <table:table-cell table:style-name="Tabelle4.B1" office:value-type="string">
            <text:p text:style-name="P32">Abschluss eines sozial-, wirtschafts-, oder rechtswissenschaftlichen Studiums</text:p>
          </table:table-cell>
          <table:table-cell table:style-name="Tabelle4.C14" office:value-type="string">
            <text:p text:style-name="P35">
						<draw:frame xmlns:svg="urn:oasis:names:tc:opendocument:xmlns:svg-compatible:1.0" xmlns:xlink="http://www.w3.org/1999/xlink" draw:style-name="fr2" draw:name="Bild25" text:anchor-type="as-char" svg:width="0.212cm" svg:height="0.212cm" draw:z-index="23">
							<draw:image xlink:href="Pictures/1000020100000019000000190AE15192.png" xlink:type="simple" xlink:show="embed" xlink:actuate="onLoad"/>
						</draw:frame>
					</text:p>
          </table:table-cell>
          <table:table-cell table:style-name="Tabelle4.D14" table:number-columns-spanned="3" office:value-type="string">
            <text:p text:style-name="P33">BWL und Managementlehre 16 ECTS</text:p>
          </table:table-cell>
          <table:covered-table-cell/>
          <table:covered-table-cell/>
          <table:table-cell table:style-name="Tabelle4.C1" office:value-type="string">
            <text:p text:style-name="P35">
						<draw:frame xmlns:svg="urn:oasis:names:tc:opendocument:xmlns:svg-compatible:1.0" xmlns:xlink="http://www.w3.org/1999/xlink" draw:style-name="fr2" draw:name="Bild39" text:anchor-type="as-char" svg:width="0.212cm" svg:height="0.212cm" draw:z-index="40">
							<draw:image xlink:href="Pictures/1000020100000019000000190AE15192.png" xlink:type="simple" xlink:show="embed" xlink:actuate="onLoad"/>
						</draw:frame>
					</text:p>
          </table:table-cell>
          <table:table-cell table:style-name="Tabelle4.H14" office:value-type="string">
            <text:p text:style-name="P30"/>
          </table:table-cell>
          <table:covered-table-cell/>
          <table:covered-table-cell/>
        </table:table-row>
        <table:table-row>
          <table:covered-table-cell/>
          <table:table-cell table:style-name="Tabelle4.B15" office:value-type="string">
            <text:p text:style-name="P32">Rechtslehre 8 ECTS</text:p>
          </table:table-cell>
          <table:table-cell table:style-name="Tabelle4.C15" office:value-type="string">
            <text:p text:style-name="P35">
						<draw:frame xmlns:svg="urn:oasis:names:tc:opendocument:xmlns:svg-compatible:1.0" xmlns:xlink="http://www.w3.org/1999/xlink" draw:style-name="fr2" draw:name="Bild26" text:anchor-type="as-char" svg:width="0.212cm" svg:height="0.212cm" draw:z-index="24">
							<draw:image xlink:href="Pictures/1000020100000019000000190AE15192.png" xlink:type="simple" xlink:show="embed" xlink:actuate="onLoad"/>
						</draw:frame>
					</text:p>
          </table:table-cell>
          <table:table-cell table:style-name="Tabelle4.D15" table:number-columns-spanned="3" office:value-type="string">
            <text:p text:style-name="P34">Englisch-Kenntnisse auf der Kompetenzstufe C1</text:p>
          </table:table-cell>
          <table:covered-table-cell/>
          <table:covered-table-cell/>
          <table:table-cell table:style-name="Tabelle4.G15" office:value-type="string">
            <text:p text:style-name="P35">
						<draw:frame xmlns:svg="urn:oasis:names:tc:opendocument:xmlns:svg-compatible:1.0" xmlns:xlink="http://www.w3.org/1999/xlink" draw:style-name="fr2" draw:name="Bild40" text:anchor-type="as-char" svg:width="0.212cm" svg:height="0.212cm" draw:z-index="38">
							<draw:image xlink:href="Pictures/1000020100000019000000190AE15192.png" xlink:type="simple" xlink:show="embed" xlink:actuate="onLoad"/>
						</draw:frame>
					</text:p>
          </table:table-cell>
          <table:table-cell table:style-name="Tabelle4.H15" office:value-type="string">
            <text:p text:style-name="P30"/>
          </table:table-cell>
          <table:table-cell table:style-name="Tabelle4.I15" table:number-columns-spanned="2" office:value-type="string">
            <text:p text:style-name="P24">Unterschrift</text:p>
          </table:table-cell>
          <table:covered-table-cell/>
        </table:table-row>
      </table:table>
      <text:p text:style-name="P4">Die erforderlichen Zugangsvoraussetzungen sind erfüllt / nicht erfüllt</text:p>
      <text:p text:style-name="P4"/>
      <text:p text:style-name="P4">Bearbeitet von ________________________________ am ____________ Unterschrift: ________________</text:p>
      <text:p text:style-name="P4"/>
      <text:p text:style-name="P4">Weitere Vorgangsweise, wenn die Zugangsvoraussetzungen nicht erfüllt wurden: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4"/>
          </table:table-cell>
        </table:table-row>
      </table:table>
      <text:p text:style-name="P4">Die Vorgehensweise wurde durch die Studiengangsleitung genehmigt.</text:p>
      <text:p text:style-name="P4"/>
      <text:p text:style-name="P4">Die BewerberIn wird / wird NICHT zum Studium zugelassen.</text:p>
      <text:p text:style-name="P4"/>
      <text:p text:style-name="P4"/>
      <text:p text:style-name="P4"/>
      <table:table table:name="Tabelle6" table:style-name="Tabelle6">
        <table:table-column table:style-name="Tabelle6.A"/>
        <table:table-column table:style-name="Tabelle6.B"/>
        <table:table-column table:style-name="Tabelle6.B"/>
        <table:table-column table:style-name="Tabelle6.D"/>
        <table:table-row>
          <table:table-cell table:style-name="Tabelle6.A1" office:value-type="string">
            <text:p text:style-name="P16"/>
          </table:table-cell>
          <table:table-cell table:style-name="Tabelle6.B1" office:value-type="string">
            <text:p text:style-name="P15">Datum</text:p>
          </table:table-cell>
          <table:table-cell table:style-name="Tabelle6.A1" office:value-type="string">
            <text:p text:style-name="P16"/>
          </table:table-cell>
          <table:table-cell table:style-name="Tabelle6.B1" office:value-type="string">
            <text:p text:style-name="P15"><xsl:value-of select="studiengang_studiengangsleitung"/></text:p>
          </table:table-cell>
        </table:table-row>
      </table:table>
    </office:text>
  </xsl:template>
  <xsl:template match="dokumente">
    <text:p text:style-name="P12"><xsl:value-of select="bezeichnung"/><text:tab/>
		<draw:frame xmlns:svg="urn:oasis:names:tc:opendocument:xmlns:svg-compatible:1.0" xmlns:xlink="http://www.w3.org/1999/xlink" draw:style-name="fr2" draw:name="Bild2" text:anchor-type="as-char" svg:width="0.349cm" svg:height="0.349cm" draw:z-index="1">
		<xsl:choose>
			<xsl:when test="vorhanden='vorhanden'">
				<draw:image xlink:href="Pictures/1000020100000010000000103EC68550.png" xlink:type="simple" xlink:show="embed" xlink:actuate="onLoad"/>
			</xsl:when>
			<xsl:otherwise>
				<draw:image xlink:href="Pictures/100002010000001000000010576D7E99.png" xlink:type="simple" xlink:show="embed" xlink:actuate="onLoad"/>
			</xsl:otherwise>
		</xsl:choose>
		</draw:frame>
	</text:p>
  </xsl:template>
  <xsl:template match="prestudenten">
    <table:table-row>
      <table:table-cell table:style-name="Tabelle7.A2" office:value-type="string">
        <text:p text:style-name="P28"><xsl:value-of select="studiengang"/></text:p>
      </table:table-cell>
      <table:table-cell table:style-name="Tabelle7.B2" office:value-type="string">
        <text:p text:style-name="P28"><xsl:value-of select="anmerkung_status"/></text:p>
      </table:table-cell>
    </table:table-row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
					<draw:frame draw:style-name="Mfr1" draw:name="Bild1" text:anchor-type="paragraph" svg:x="13.021cm" svg:y="-0.586cm" svg:width="4.001cm" svg:height="1.538cm" draw:z-index="0">
						<draw:image xlink:href="Pictures/1000000000000762000002D74E4AE7FE.png" xlink:type="simple" xlink:show="embed" xlink:actuate="onLoad"/>
					</draw:frame>
					<draw:frame draw:style-name="Mfr1" draw:name="Bild41" text:anchor-type="paragraph" svg:x="0.011cm" svg:y="-0.566cm" svg:width="7.415cm" svg:height="0.794cm" draw:z-index="3">
						<draw:image xlink:href="Pictures/10000000000003200000005689440FD6.png" xlink:type="simple" xlink:show="embed" xlink:actuate="onLoad"/>
					</draw:frame>
				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1:17:15.648000000</meta:creation-date>
    <dc:date>2015-03-12T17:01:26.800000000</dc:date>
    <meta:editing-duration>PT20H59M24S</meta:editing-duration>
    <meta:editing-cycles>31</meta:editing-cycles>
    <meta:generator>LibreOffice/4.2.2.1$Windows_x86 LibreOffice_project/3be8cda0bddd8e430d8cda1ebfd581265cca5a0f</meta:generator>
    <meta:print-date>2015-03-12T10:47:59.894000000</meta:print-date>
    <meta:document-statistic meta:table-count="7" meta:image-count="41" meta:object-count="0" meta:page-count="1" meta:paragraph-count="114" meta:word-count="262" meta:character-count="2290" meta:non-whitespace-character-count="2102"/>
  </office:meta>
</office:document-meta>
</file>